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c29913" officeooo:paragraph-rsid="00119e15" style:font-weight-asian="bold" style:font-weight-complex="bold"/>
    </style:style>
    <style:style style:name="P2" style:family="paragraph" style:parent-style-name="Standard">
      <style:text-properties officeooo:paragraph-rsid="00119e15"/>
    </style:style>
    <style:style style:name="P3" style:family="paragraph" style:parent-style-name="Standard">
      <style:text-properties officeooo:rsid="00119e15" officeooo:paragraph-rsid="00119e15"/>
    </style:style>
    <style:style style:name="T1" style:family="text">
      <style:text-properties officeooo:rsid="00c29913"/>
    </style:style>
    <style:style style:name="T2" style:family="text">
      <style:text-properties officeooo:rsid="00477eb5"/>
    </style:style>
    <style:style style:name="T3" style:family="text">
      <style:text-properties officeooo:rsid="00496343"/>
    </style:style>
    <style:style style:name="T4" style:family="text">
      <style:text-properties officeooo:rsid="0049a7ac"/>
    </style:style>
    <style:style style:name="T5" style:family="text">
      <style:text-properties officeooo:rsid="004e7661"/>
    </style:style>
    <style:style style:name="T6" style:family="text">
      <style:text-properties officeooo:rsid="004e7ef9"/>
    </style:style>
    <style:style style:name="T7" style:family="text">
      <style:text-properties officeooo:rsid="004e909d"/>
    </style:style>
    <style:style style:name="T8" style:family="text">
      <style:text-properties officeooo:rsid="00119e15"/>
    </style:style>
    <style:style style:name="T9" style:family="text">
      <style:text-properties officeooo:rsid="00130f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You're closing the shop when a familiar face appears around the corner of the street.</text:p>
      <text:p text:style-name="P2"/>
      <text:p text:style-name="P2">You call out to her: it's Zedina Werty, an old neighbor and friend of yours.</text:p>
      <text:p text:style-name="P2"/>
      <text:p text:style-name="P2">Zedina is carrying a grocery bag filled with vegetables and fruits. She's alone.</text:p>
      <text:p text:style-name="P2"/>
      <text:p text:style-name="P2">"Ramen-san, hello," she says to you, half-smiling. "You're still thriving here?"</text:p>
      <text:p text:style-name="P2"/>
      <text:p text:style-name="P2">You nod to her vigorously...</text:p>
      <text:p text:style-name="P2"/>
      <text:p text:style-name="P2">"Well, good. I always knew you could make it, you know. You're such a driven person."</text:p>
      <text:p text:style-name="P2"/>
      <text:p text:style-name="P2">She looks at her watch briefly. "Do you have a moment?" she asks, looking at your recently</text:p>
      <text:p text:style-name="P2">repainted shop's walls while playing with her ponytail.</text:p>
      <text:p text:style-name="P2"/>
      <text:p text:style-name="P2">"The shop is like I recall it," she says when you get inside.</text:p>
      <text:p text:style-name="P2"/>
      <text:p text:style-name="P2">With the lights out, in the silence and without any customer around, the place feels like</text:p>
      <text:p text:style-name="P2">someone else's place. You take her groceries and put them on the counter, and you offer</text:p>
      <text:p text:style-name="P2">her a seat at the bar.</text:p>
      <text:p text:style-name="P2"/>
      <text:p text:style-name="P2">"I don't drink, thank you." Zedina points to her stomach. You see it is slightly swollen.</text:p>
      <text:p text:style-name="P2"/>
      <text:p text:style-name="P2">Congratulating her, you also somehow feel a bit saddened. What is this emotion?</text:p>
      <text:p text:style-name="P2"/>
      <text:p text:style-name="P2">"Thank you. It's not like we didn't see it coming, you know. We've been trying for almost</text:p>
      <text:p text:style-name="P2">a year now. But Nakashi was always busy on the international scene. He's got a new job as</text:p>
      <text:p text:style-name="P2">an overseas businessman over in the States."</text:p>
      <text:p text:style-name="P2"/>
      <text:p text:style-name="P2">Neither of you say anything for what seems an eternity. Then she looks at you, sizing you</text:p>
      <text:p text:style-name="P2">up and down. "And what about you? Have you met someone since the last time?"</text:p>
      <text:p text:style-name="P2"/>
      <text:p text:style-name="P2">You shake your head slowly. You haven't tried to date anyone since college. The last one</text:p>
      <text:p text:style-name="P2">you tried to date is sitting across from you now.</text:p>
      <text:p text:style-name="P2"/>
      <text:p text:style-name="P2">She lets out a<text:span text:style-name="T2">n annoyed</text:span> sigh. "Oh come on, ramen-san. All these years I was sure that you had found someone else. I mean, you're a good man, and you know how to take care of yourself!"</text:p>
      <text:p text:style-name="P2"/>
      <text:p text:style-name="P2">So many compliments. But are they really meaningful to you? What really matters, you know deep inside, is how you view your self, in the end. And right now, seeing an old girlfriend</text:p>
      <text:p text:style-name="P2">after so many years in your restaurant, you are not sure how to view yourself.</text:p>
      <text:p text:style-name="P2"/>
      <text:p text:style-name="P2">Was it your failure, or fate? If you didn't make any effort to date all these years, you know</text:p>
      <text:p text:style-name="P2">it's because you simply didn't really feel like it. It was something of the past. And that past held the keys to how you really viewed yourself: A hard-working man, passionate about ramen, and hel<text:span text:style-name="T8">ping people connect to their true emotions</text:span>... There's nothing else in the picture, not much else. Sometimes you fantasized about rolling, blue hills without a horizon... And sometimes, you felt like a tree, rooted in the middle of the ocean surrounding your native town, Sono.</text:p>
      <text:p text:style-name="P2"/>
      <text:p text:style-name="P2"><text:soft-page-break/>You couldn't help but think that somewhere, life had given up on love for you, and you just stood there, watching other people living their life. But that was the past. Once was a time when you thought about such things all day long, but as you are right now, these things do not preoccupy you so much. You are the Ramen Shop Hero, after all... <text:span text:style-name="T3">Chasing after a </text:span>childhood dream...</text:p>
      <text:p text:style-name="P2"/>
      <text:p text:style-name="P2">"You're probably wondering what I'm doing around the neighborhood," Zedina says.</text:p>
      <text:p text:style-name="P2">She looks at you straight in the eyes. "In truth, I came over to see how you were doing.</text:p>
      <text:p text:style-name="P2">I was hoping to run into you late in the evening, like this." She smiles that unforgettable smile to you...</text:p>
      <text:p text:style-name="P2"/>
      <text:p text:style-name="P2">"I was so hungry for ramen!" She laughs. "Nobody around the corner knows their ramen more."</text:p>
      <text:p text:style-name="P2"/>
      <text:p text:style-name="P2">You let out a relieved laughter and ask her what kind of ramen she wants for diner.</text:p>
      <text:p text:style-name="P2"/>
      <text:p text:style-name="P2">"Well, I don't know actually. I was hoping you'd help me choose."</text:p>
      <text:p text:style-name="P2"/>
      <text:p text:style-name="P2">You study the menus together quietly for a while.</text:p>
      <text:p text:style-name="P2"/>
      <text:p text:style-name="P2">"Hmmm... None of the ones on the menu are tempting. Are these the same ones as twenty years </text:p>
      <text:p text:style-name="P2">ago?" <text:span text:style-name="T4">She looks at you reproachfully.</text:span></text:p>
      <text:p text:style-name="P2"/>
      <text:p text:style-name="P2">You confess to her that your menu hasn't changed in over 20 years.</text:p>
      <text:p text:style-name="P2"/>
      <text:p text:style-name="P2">"Ah. Well, surely you can come up with something else right now? You know my taste from</text:p>
      <text:p text:style-name="P2">college, after all. We've been at so many ramen shops together..."</text:p>
      <text:p text:style-name="P2"/>
      <text:p text:style-name="P3">You eat a Veggie ramen together.</text:p>
      <text:p text:style-name="P2"/>
      <text:p text:style-name="P2">"That wasn't actually too bad." Zedina leans back on her chair and closes her eyes. Her serene face has only softened over the years. This was the only true love that you've had during college, and all the other ones after were always a pale image in comparison to her... Something about Zedina has always intrigued you. But you can't really figure out what exactly.</text:p>
      <text:p text:style-name="P2"/>
      <text:p text:style-name="P2">That was part of her charm. She always somehow knew how to get your attention with that</text:p>
      <text:p text:style-name="P2">playful spark in her doling green eyes.</text:p>
      <text:p text:style-name="P2"/>
      <text:p text:style-name="P2">Suddenly a wave of memories surge from within you, and you feel emotions you thought you might have forgotten forever... Encased in ice, the emotions thaw out and burst out of your stony</text:p>
      <text:p text:style-name="P2">heart like a waterfall...</text:p>
      <text:p text:style-name="P2"/>
      <text:p text:style-name="P2">The temptation to seize her by <text:span text:style-name="T5">her small</text:span> shoulders and kiss her <text:span text:style-name="T6">passionately </text:span>overtake you, but you hold yourself back at the last moment. You watch as she looks at you with a swooning, but slightly doubtful expression on her face... And then your eyes fall down to her stomach, where the swollen skin was evident earlier, and to her alliance ring on her left hand...</text:p>
      <text:p text:style-name="P2"/>
      <text:p text:style-name="P2">Of course, she is a married woman <text:span text:style-name="T7">now</text:span>. Pregnant, too... What were you thinking? You step back as </text:p>
      <text:p text:style-name="P2">you almost choke as you gasp for air, but Zedina is standing up, and she is walking to you with a strange look...</text:p>
      <text:p text:style-name="P2"/>
      <text:p text:style-name="P2">"I'm a bit confused," she admits to you. "I have the same feelings for you as all those years</text:p>
      <text:p text:style-name="P2"><text:soft-page-break/><text:s/>back. I am actually very surprised myself."</text:p>
      <text:p text:style-name="P2"/>
      <text:p text:style-name="P2">You tell her that you feel the same.</text:p>
      <text:p text:style-name="P2"/>
      <text:p text:style-name="P2">She nods sadly. "I know. It's plain over your face, Ramen-san."</text:p>
      <text:p text:style-name="P2"/>
      <text:p text:style-name="P2">Then she touches her wedding ring and feels her swollen tummy affectionately.</text:p>
      <text:p text:style-name="P2"/>
      <text:p text:style-name="P2">"Ramen-san, I'm sorry. I shouldn't have come here to bother you... But I felt so... lonely recently. My husband is constantly overseas, and he hasn't given any sign that he loves me for </text:p>
      <text:p text:style-name="P2">so long. But I'm so selfish. I'm sorry."</text:p>
      <text:p text:style-name="P2"/>
      <text:p text:style-name="P2">You take up her hands into yours. She knows, from the sweet look you give to her, that she doesn't need to apologize for anything.</text:p>
      <text:p text:style-name="P2"/>
      <text:p text:style-name="P1">Reaction:</text:p>
      <text:p text:style-name="P1"/>
      <text:p text:style-name="P2">Her eyes lighten up at the sight of you <text:span text:style-name="T1">coming back from the kitchens</text:span>. "I know, why don't you make me another ramen later? We could meet at the college, talk about the old days..." She smiles sadly. You know that she trailed off there on purpose, as if you had to understand the rest of her meaning on your own. And you understand her. "It was really nice seeing you. Good luck <text:span text:style-name="T9">with the wonderful shop</text:span>, and leave me a message one of these da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17:17:26.973000000</meta:creation-date>
    <dc:date>2019-07-20T17:22:42.516000000</dc:date>
    <meta:editing-duration>PT5M15S</meta:editing-duration>
    <meta:editing-cycles>2</meta:editing-cycles>
    <meta:generator>LibreOffice/6.0.5.2$Windows_X86_64 LibreOffice_project/54c8cbb85f300ac59db32fe8a675ff7683cd5a16</meta:generator>
    <meta:document-statistic meta:table-count="0" meta:image-count="0" meta:object-count="0" meta:page-count="3" meta:paragraph-count="58" meta:word-count="1152" meta:character-count="6262" meta:non-whitespace-character-count="5164"/>
  </office:meta>
</office:document-meta>
</file>